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7feba"/>
    </style:style>
    <style:style style:name="P2" style:family="paragraph" style:parent-style-name="Standard">
      <style:paragraph-properties fo:text-align="justify" style:justify-single-word="false"/>
      <style:text-properties officeooo:rsid="0006990e" officeooo:paragraph-rsid="0006990e"/>
    </style:style>
    <style:style style:name="P3" style:family="paragraph" style:parent-style-name="Standard">
      <style:paragraph-properties fo:text-align="justify" style:justify-single-word="false"/>
      <style:text-properties officeooo:rsid="0007feba" officeooo:paragraph-rsid="0008d3b7"/>
    </style:style>
    <style:style style:name="P4" style:family="paragraph" style:parent-style-name="Standard">
      <style:paragraph-properties fo:text-align="justify" style:justify-single-word="false"/>
      <style:text-properties officeooo:rsid="000915c6" officeooo:paragraph-rsid="000915c6"/>
    </style:style>
    <style:style style:name="P5" style:family="paragraph" style:parent-style-name="Standard">
      <style:paragraph-properties fo:text-align="justify" style:justify-single-word="false"/>
      <style:text-properties officeooo:rsid="000abdc3" officeooo:paragraph-rsid="000abdc3"/>
    </style:style>
    <style:style style:name="P6" style:family="paragraph" style:parent-style-name="Standard">
      <style:paragraph-properties fo:text-align="justify" style:justify-single-word="false"/>
      <style:text-properties officeooo:rsid="000cdef9" officeooo:paragraph-rsid="000cdef9"/>
    </style:style>
    <style:style style:name="P7" style:family="paragraph" style:parent-style-name="Standard">
      <style:paragraph-properties fo:text-align="justify" style:justify-single-word="false"/>
      <style:text-properties officeooo:rsid="000ce327" officeooo:paragraph-rsid="000ce327"/>
    </style:style>
    <style:style style:name="T1" style:family="text">
      <style:text-properties officeooo:rsid="0006f8b5"/>
    </style:style>
    <style:style style:name="T2" style:family="text">
      <style:text-properties officeooo:rsid="0007feba"/>
    </style:style>
    <style:style style:name="T3" style:family="text">
      <style:text-properties officeooo:rsid="0008d3b7"/>
    </style:style>
    <style:style style:name="T4" style:family="text">
      <style:text-properties officeooo:rsid="0008e4ad"/>
    </style:style>
    <style:style style:name="T5" style:family="text">
      <style:text-properties officeooo:rsid="000abdc3"/>
    </style:style>
    <style:style style:name="T6" style:family="text">
      <style:text-properties officeooo:rsid="000b1dd4"/>
    </style:style>
    <style:style style:name="T7" style:family="text">
      <style:text-properties officeooo:rsid="000ce327"/>
    </style:style>
    <style:style style:name="T8" style:family="text">
      <style:text-properties officeooo:rsid="000d2c9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text:p>
      <text:p text:style-name="P1"><text:span text:style-name="T1">In this blog we will be solving a famously discussed task of Brain MRI segmentation. Where our task will be to take brain MR images as input and utilise them </text:span><text:span text:style-name="T2">with deep learning for automatic brain segmentation matured to a level that achieves </text:span><text:span text:style-name="T1">performance </text:span><text:span text:style-name="T2">near to a</text:span><text:span text:style-name="T1"> skilled radiologist <text:s/></text:span><text:span text:style-name="T2">and then</text:span><text:span text:style-name="T1"> predict whether a person is idntified with tumor or not. If there is tumor detected then we need to provide as much information about tumor as possible so as this information can be used by doctors to provide better treatment to patient so and atlast we will also try to detect whether a person will survive or not.</text:span></text:p>
      <text:p text:style-name="P1"/>
      <text:p text:style-name="P3">In this task we utilize knowledge of both world from deep learning to radiology on this dataset provided by The Cancer Genome Atlas (TCGA) and The Cancer Imaging Archive (TCIA) of 110 diff<text:span text:style-name="T3">erent</text:span> patients and try to generate imaging-biomarkers that could provide us with information about tumor. </text:p>
      <text:p text:style-name="P3"/>
      <text:p text:style-name="P3"><text:span text:style-name="T3">This can be classified as task for supervised learning </text:span><text:s/><text:span text:style-name="T3">where we are provided with masks for each image and even our task is to create image with masks</text:span></text:p>
      <text:p text:style-name="P3"/>
      <text:p text:style-name="P3"><text:span text:style-name="T4">L</text:span>ower-grade gliomas are a group of WHO grade II and grade III brain tumors including well-differentiated and anaplastic astrocytomas, oligodendroglimas, and oligoastrocytomas</text:p>
      <text:p text:style-name="P3"/>
      <text:p text:style-name="P4">Dataset</text:p>
      <text:p text:style-name="P4"/>
      <text:p text:style-name="P4"><text:span text:style-name="T5">D</text:span>ataset for this problem was <text:span text:style-name="T7">previously</text:span> made publicaly available by <text:span text:style-name="T5">TCGA. Data provided is of image type with *.tif extension and is present in folder with extension ”lgg-mri-segmentation/kaggle_3m/*/*” . This extension here represent all train MR image files whereas for masks extension ends with “_mask”. Apart from these we are also given with a data.csv file that consist of all genome information about each patients.</text:span></text:p>
      <text:p text:style-name="P4"/>
      <text:p text:style-name="P5">Dataset here is slightly imbalanced but <text:span text:style-name="T6">after that also images with tumor present are quite high. As in medical domain data usually present is highly imbalanced.</text:span></text:p>
      <text:p text:style-name="P5"/>
      <text:p text:style-name="P6">As there are <text:span text:style-name="T7">around 3800 images present for only 110 patients. This is because for each user we have multiple scans ranging right from 20 images per patient to 88 per patient </text:span></text:p>
      <text:p text:style-name="P6"/>
      <text:p text:style-name="P7">This data was ma<text:span text:style-name="T8">nually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9T23:40:02.315435213</meta:creation-date>
    <dc:date>2022-06-30T01:49:53.313448808</dc:date>
    <meta:editing-duration>PT3M14S</meta:editing-duration>
    <meta:editing-cycles>2</meta:editing-cycles>
    <meta:generator>LibreOffice/6.4.7.2$Linux_X86_64 LibreOffice_project/40$Build-2</meta:generator>
    <meta:document-statistic meta:table-count="0" meta:image-count="0" meta:object-count="0" meta:page-count="1" meta:paragraph-count="10" meta:word-count="335" meta:character-count="2029" meta:non-whitespace-character-count="1699"/>
  </office:meta>
</office:document-meta>
</file>